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itializationReport.fieldWasInitializedUsingContructo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itializationReport.field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itializationReport.FieldInitializationReport( Object fieldInstance , boolean wasInitialized , boolean wasInitializedUsingConstructo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InitializationReport.fieldWa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itializationReport.field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